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Heading_20_3">
      <style:paragraph-properties fo:text-align="center" style:justify-single-word="false"/>
    </style:style>
    <style:style style:name="P2" style:family="paragraph" style:parent-style-name="Text_20_body">
      <style:paragraph-properties fo:text-align="justify" style:justify-single-word="false"/>
    </style:style>
    <style:style style:name="P3" style:family="paragraph" style:parent-style-name="Text_20_body" style:list-style-name="L1">
      <style:paragraph-properties fo:text-align="justify" style:justify-single-word="false"/>
    </style:style>
    <style:style style:name="P4" style:family="paragraph" style:parent-style-name="Text_20_body">
      <style:paragraph-properties fo:text-align="justify" style:justify-single-word="false"/>
      <style:text-properties officeooo:paragraph-rsid="0003fe3d"/>
    </style:style>
    <style:style style:name="P5" style:family="paragraph" style:parent-style-name="Text_20_body">
      <style:paragraph-properties fo:text-align="center" style:justify-single-word="false"/>
    </style:style>
    <style:style style:name="T1" style:family="text">
      <style:text-properties fo:language="en" fo:country="US"/>
    </style:style>
    <style:style style:name="T2" style:family="text">
      <style:text-properties fo:language="en" fo:country="US" officeooo:rsid="0003fe3d"/>
    </style:style>
    <style:style style:name="T3" style:family="text">
      <style:text-properties fo:language="en" fo:country="US" fo:font-weight="normal" officeooo:rsid="0003fe3d" style:font-weight-asian="normal" style:font-weight-complex="normal"/>
    </style:style>
    <style:style style:name="T4" style:family="text">
      <style:text-properties fo:font-weight="bold"/>
    </style:style>
    <style:style style:name="T5" style:family="text">
      <style:text-properties fo:font-weight="bold" officeooo:rsid="0003fe3d"/>
    </style:style>
    <style:style style:name="T6" style:family="text">
      <style:text-properties officeooo:rsid="0003fe3d"/>
    </style:style>
    <style:style style:name="T7" style:family="text">
      <style:text-properties fo:language="ru" fo:country="RU" officeooo:rsid="0003fe3d"/>
    </style:style>
    <style:style style:name="T8" style:family="text">
      <style:text-properties fo:font-weight="normal" style:font-weight-asian="normal" style:font-weight-complex="normal"/>
    </style:style>
    <style:style style:name="T9" style:family="text">
      <style:text-properties fo:font-weight="normal" officeooo:rsid="0003fe3d" style:font-weight-asian="normal" style:font-weight-complex="normal"/>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text:span text:style-name="T4">Краткий Отчет: Визуализация Точек Интереса (POI) для Открытия Кофеен</text:span></text:h>
      <text:p text:style-name="P5"/>
      <text:p text:style-name="P4"><text:span text:style-name="T4">1. Источник данных:</text:span> Данные для визуализации были получены из <text:span text:style-name="T4">OpenStreetMap (OSM)</text:span> с использованием библиотеки <text:span text:style-name="T4">OSMnx</text:span>. Исходны<text:span text:style-name="T7">е</text:span> файл<text:span text:style-name="T6">ы</text:span> данных <text:span text:style-name="Source_20_Text">moscow_pois.csv </text:span><text:span text:style-name="Source_20_Text"><text:span text:style-name="T6">и </text:span></text:span><text:span text:style-name="Source_20_Text"><text:span text:style-name="T2">spb</text:span></text:span><text:span text:style-name="Source_20_Text"><text:span text:style-name="T6">_pois.csv</text:span></text:span> содерж<text:span text:style-name="T6">а</text:span>т разнообразные географические объекты (точки, полигоны, мультиполигоны), представляющие различные категории точек интереса в Москве <text:span text:style-name="T6">и Санкт-Петербурге соответсвтенно</text:span>.</text:p>
      <text:p text:style-name="P2"><text:span text:style-name="T4">2. Принцип работы кода визуализации:</text:span> Код визуализации представляет собой Python-<text:span text:style-name="T2">script</text:span> который выполняет следующие ключевые шаги:</text:p>
      <text:list text:style-name="L1">
        <text:list-item>
          <text:p text:style-name="P3"><text:span text:style-name="T4">Загрузка данных:</text:span> Скрипт <text:span text:style-name="T6">(код)</text:span> загружает данные POI из файла <text:span text:style-name="Source_20_Text">moscow_pois.csv </text:span><text:span text:style-name="Source_20_Text"><text:span text:style-name="T6">и </text:span></text:span><text:span text:style-name="Source_20_Text"><text:span text:style-name="T2">spb_pois.csv</text:span></text:span>.</text:p>
        </text:list-item>
        <text:list-item>
          <text:p text:style-name="P3"><text:span text:style-name="T4">Обработка геометрии:</text:span> Используется библиотека <text:span text:style-name="Source_20_Text"><text:span text:style-name="T4">shapely</text:span></text:span> для парсинга географических данных из столбца <text:span text:style-name="Source_20_Text">geometry</text:span>. Для точечных объектов (<text:span text:style-name="Source_20_Text">POINT</text:span>) извлекаются прямые координаты (широта и долгота). Для более сложных геометрий, таких как полигоны (<text:span text:style-name="Source_20_Text">POLYGON</text:span>) и мультиполигоны (<text:span text:style-name="Source_20_Text">MULTIPOLYGON</text:span>), вычисляется их <text:span text:style-name="T4">центроид</text:span> (геометрический центр), который затем используется в качестве координат для отображения на карте. Это позволяет визуализировать все типы POI, а не только точечные.</text:p>
        </text:list-item>
        <text:list-item>
          <text:p text:style-name="P3"><text:span text:style-name="T4">Симуляция оценки выгодности:</text:span> Для каждой точки интереса генерируется имитационный "скор" (оценка) выгодности, который симулирует выход реальной модели оценки потенциальной прибыльности для кофейни. Скор учитывает тип POI, добавляя "бонусы" за определенные категории (например, станции метро, университеты, торговые центры).</text:p>
        </text:list-item>
        <text:list-item>
          <text:p text:style-name="P3"><text:span text:style-name="T4">Визуализация на карте:</text:span> Библиотека <text:span text:style-name="Source_20_Text"><text:span text:style-name="T4">folium</text:span></text:span> используется для создания интерактивной географической карты. На карте вокруг каждой точки интереса рисуются круги заданного радиуса. Цвет круга изменяется градиентно от красного (низкая выгодность) через желтый к зеленому (высокая выгодность), визуально отображая предсказанный скор. Пользователь может настраивать радиус кругов и минимальный скор для отображения POI.</text:p>
        </text:list-item>
      </text:list>
      <text:p text:style-name="P2"><text:span text:style-name="T4">3. Технологии приложения:</text:span> Приложение разработано с использованием <text:span text:style-name="T4">Streamlit</text:span> — фреймворка<text:span text:style-name="T1"> </text:span><text:span text:style-name="T2">(</text:span><text:span text:style-name="T7">расширения)</text:span><text:span text:style-name="T1"> </text:span>с открытым исходным кодом для быстрого создания и развертывания веб-приложений для анализа данных и машинного обучения на Python. Streamlit позволяет легко превращать скрипты <text:span text:style-name="T6">(коды)</text:span> данных в интерактивные веб-интерфейсы <text:span text:style-name="T6">(интернет пользовательский экран)</text:span>.</text:p>
      <text:p text:style-name="P4"><text:span text:style-name="T4">4. Развертывание приложения:</text:span> Для обеспечения быстрой и стабильной работы приложения, а также его доступности, <text:span text:style-name="T6">развернули его на специализированной облачной платформе</text:span> <text:span text:style-name="T4">Streamlit Community Cloud</text:span><text:span text:style-name="T8">, </text:span><text:span text:style-name="T9">прежде загрузив его на </text:span><text:span text:style-name="T3">github.</text:span></text:p>
      <text:p text:style-name="P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ru" fo:country="RU"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7-09T15:26:16.371000000</meta:creation-date>
    <dc:date>2025-07-09T22:03:42.097000000</dc:date>
    <meta:editing-duration>PT9M55S</meta:editing-duration>
    <meta:editing-cycles>2</meta:editing-cycles>
    <meta:generator>LibreOffice/7.5.1.2$Windows_X86_64 LibreOffice_project/fcbaee479e84c6cd81291587d2ee68cba099e129</meta:generator>
    <meta:document-statistic meta:table-count="0" meta:image-count="0" meta:object-count="0" meta:page-count="1" meta:paragraph-count="9" meta:word-count="292" meta:character-count="2413" meta:non-whitespace-character-count="2133"/>
  </office:meta>
</office:document-meta>
</file>